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3" style:parent-style-name="Normal" style:family="paragraph">
      <style:text-properties fo:font-size="18pt" style:font-size-asian="18pt" style:font-size-complex="18pt" fo:language="en" fo:country="US"/>
    </style:style>
    <style:style style:name="P4" style:parent-style-name="Normal"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fo:language="en" fo:country="US"/>
    </style:style>
    <style:style style:name="P5" style:parent-style-name="Normal"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fo:language="en" fo:country="US"/>
    </style:style>
    <style:style style:name="P6" style:parent-style-name="ListParagraph" style:list-style-name="LFO1" style:family="paragraph">
      <style:text-properties fo:font-size="16pt" style:font-size-asian="16pt" style:font-size-complex="16pt" fo:language="en" fo:country="US"/>
    </style:style>
    <style:style style:name="P7" style:parent-style-name="ListParagraph" style:list-style-name="LFO1" style:family="paragraph">
      <style:text-properties fo:font-size="16pt" style:font-size-asian="16pt" style:font-size-complex="16pt" fo:language="en" fo:country="US"/>
    </style:style>
    <style:style style:name="P8" style:parent-style-name="ListParagraph" style:list-style-name="LFO1" style:family="paragraph">
      <style:text-properties fo:font-size="16pt" style:font-size-asian="16pt" style:font-size-complex="16pt" fo:language="en" fo:country="US"/>
    </style:style>
    <style:style style:name="P9" style:parent-style-name="ListParagraph" style:list-style-name="LFO1" style:family="paragraph">
      <style:text-properties fo:font-size="16pt" style:font-size-asian="16pt" style:font-size-complex="16pt" fo:language="en" fo:country="US"/>
    </style:style>
    <style:style style:name="P10" style:parent-style-name="ListParagraph" style:list-style-name="LFO1" style:family="paragraph">
      <style:text-properties fo:font-size="16pt" style:font-size-asian="16pt" style:font-size-complex="16pt" fo:language="en" fo:country="US"/>
    </style:style>
    <style:style style:name="P11" style:parent-style-name="ListParagraph" style:list-style-name="LFO1" style:family="paragraph">
      <style:text-properties fo:font-size="16pt" style:font-size-asian="16pt" style:font-size-complex="16pt" fo:language="en" fo:country="US"/>
    </style:style>
    <style:style style:name="P12" style:parent-style-name="ListParagraph" style:list-style-name="LFO1" style:family="paragraph"/>
    <style:style style:name="T13" style:parent-style-name="DefaultParagraphFont" style:family="text">
      <style:text-properties fo:font-size="16pt" style:font-size-asian="16pt" style:font-size-complex="16pt" fo:language="en" fo:country="US"/>
    </style:style>
    <style:style style:name="T14" style:parent-style-name="DefaultParagraphFont" style:family="text">
      <style:text-properties fo:font-size="16pt" style:font-size-asian="16pt" style:font-size-complex="16pt" fo:language="en" fo:country="US"/>
    </style:style>
    <style:style style:name="T15" style:parent-style-name="DefaultParagraphFont" style:family="text">
      <style:text-properties fo:font-size="16pt" style:font-size-asian="16pt" style:font-size-complex="16pt" fo:language="en" fo:country="US"/>
    </style:style>
  </office:automatic-styles>
  <office:body>
    <office:text text:use-soft-page-breaks="true">
      <text:p text:style-name="P1"><text:span text:style-name="T2">APPLICATION SCENARIO</text:span></text:p>
      <text:p text:style-name="P3"/>
      <text:p text:style-name="P4">DRIVING ON WATER<text:s/>SUBSYSTEM<text:s/>(DoWs)</text:p>
      <text:p text:style-name="P5"/>
      <text:list text:style-name="LFO1" text:continue-numbering="true">
        <text:list-item>
          <text:p text:style-name="P6">Amphibious car moves autonomously towards water.</text:p>
        </text:list-item>
        <text:list-item>
          <text:p text:style-name="P7">It is now able to drive to its location in water with the help of the GPS.<text:s/></text:p>
        </text:list-item>
        <text:list-item>
          <text:p text:style-name="P8">On detecting the presence of water with the help of the Ultrasonic sensor, the wheels automatically switch from tyres to propellers.<text:s/>The propellers are built close to the tyres to make this transition easy.<text:s/>To ensure that it is faster in water.</text:p>
        </text:list-item>
        <text:list-item>
          <text:p text:style-name="P9">In addition to this the electric motors are activated to increase power and efficiency in water.<text:s/></text:p>
        </text:list-item>
        <text:list-item>
          <text:p text:style-name="P10">There are shielded cameras placed around the car to be able to stream videos of the current situation to the car and main control system.</text:p>
        </text:list-item>
        <text:list-item>
          <text:p text:style-name="P11">To the control system to determine how critical the situation is so as to know if the robot should send just basic aid or advanced aid and if possible, to request for extra help.<text:s/></text:p>
        </text:list-item>
        <text:list-item>
          <text:p text:style-name="P12"><text:span text:style-name="T13">After administering aid the car returns to base, based on instructions from<text:s/></text:span><text:span text:style-name="T14">the control system.<text:s/></text:span><text:span text:style-name="T15"><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ian Visas</meta:initial-creator>
    <dc:creator>Brian Visas</dc:creator>
    <meta:creation-date>2020-05-13T22:16:00Z</meta:creation-date>
    <dc:date>2020-05-13T22:39:00Z</dc:date>
    <meta:template xlink:href="Normal" xlink:type="simple"/>
    <meta:editing-cycles>1</meta:editing-cycles>
    <meta:editing-duration>PT0S</meta:editing-duration>
    <meta:document-statistic meta:page-count="1" meta:paragraph-count="1" meta:word-count="128" meta:character-count="940" meta:row-count="6" meta:non-whitespace-character-count="813"/>
  </office:meta>
</office:document-meta>
</file>